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2.562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3.91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5eca1" officeooo:paragraph-rsid="0005eca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5eca1" officeooo:paragraph-rsid="0005eca1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05eca1" officeooo:paragraph-rsid="0005eca1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05eca1" officeooo:paragraph-rsid="0007808a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72eb1" officeooo:paragraph-rsid="0007808a" style:font-weight-asian="bold" style:font-weight-complex="bold"/>
    </style:style>
    <style:style style:name="P6" style:family="paragraph" style:parent-style-name="Table_20_Contents">
      <style:text-properties fo:font-weight="normal" officeooo:rsid="0007808a" officeooo:paragraph-rsid="00072eb1" style:font-weight-asian="normal" style:font-weight-complex="normal"/>
    </style:style>
    <style:style style:name="P7" style:family="paragraph" style:parent-style-name="Table_20_Contents" style:list-style-name="L1">
      <style:paragraph-properties fo:text-align="start" style:justify-single-word="false"/>
      <style:text-properties fo:font-weight="bold" officeooo:rsid="0005eca1" officeooo:paragraph-rsid="0005eca1" style:font-weight-asian="bold" style:font-weight-complex="bold"/>
    </style:style>
    <style:style style:name="P8" style:family="paragraph" style:parent-style-name="Table_20_Contents" style:list-style-name="L2">
      <style:paragraph-properties fo:text-align="start" style:justify-single-word="false"/>
      <style:text-properties fo:font-weight="bold" officeooo:rsid="00072eb1" officeooo:paragraph-rsid="0007808a" style:font-weight-asian="bold" style:font-weight-complex="bold"/>
    </style:style>
    <style:style style:name="P9" style:family="paragraph" style:parent-style-name="Table_20_Contents">
      <style:text-properties fo:font-weight="bold" officeooo:rsid="0008e65f" style:font-weight-asian="bold" style:font-weight-complex="bold"/>
    </style:style>
    <style:style style:name="P10" style:family="paragraph" style:parent-style-name="Table_20_Contents">
      <style:text-properties fo:font-weight="bold" officeooo:rsid="0008e65f" officeooo:paragraph-rsid="000dbd27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0c40a9" officeooo:paragraph-rsid="0007808a" style:font-weight-asian="bold" style:font-weight-complex="bold"/>
    </style:style>
    <style:style style:name="P12" style:family="paragraph" style:parent-style-name="Table_20_Contents">
      <style:text-properties fo:font-weight="bold" officeooo:rsid="000dbd27" officeooo:paragraph-rsid="000dbd27" style:font-weight-asian="bold" style:font-weight-complex="bold"/>
    </style:style>
    <style:style style:name="P13" style:family="paragraph" style:parent-style-name="Table_20_Contents" style:list-style-name="L1">
      <style:paragraph-properties fo:text-align="start" style:justify-single-word="false"/>
      <style:text-properties fo:font-weight="normal" officeooo:rsid="0007aa25" officeooo:paragraph-rsid="0007aa25" style:font-weight-asian="normal" style:font-weight-complex="normal"/>
    </style:style>
    <style:style style:name="P14" style:family="paragraph" style:parent-style-name="Table_20_Contents" style:list-style-name="L1">
      <style:paragraph-properties fo:text-align="start" style:justify-single-word="false"/>
      <style:text-properties fo:font-weight="normal" officeooo:rsid="0005eca1" officeooo:paragraph-rsid="0005eca1" style:font-weight-asian="normal" style:font-weight-complex="normal"/>
    </style:style>
    <style:style style:name="P15" style:family="paragraph" style:parent-style-name="Table_20_Contents" style:list-style-name="L3">
      <style:paragraph-properties fo:text-align="start" style:justify-single-word="false"/>
      <style:text-properties fo:font-weight="normal" officeooo:rsid="00072eb1" officeooo:paragraph-rsid="0007808a" style:font-weight-asian="normal" style:font-weight-complex="normal"/>
    </style:style>
    <style:style style:name="P16" style:family="paragraph" style:parent-style-name="Table_20_Contents" style:list-style-name="L4">
      <style:paragraph-properties fo:text-align="start" style:justify-single-word="false"/>
      <style:text-properties fo:font-weight="normal" officeooo:rsid="00072eb1" officeooo:paragraph-rsid="0007808a" style:font-weight-asian="normal" style:font-weight-complex="normal"/>
    </style:style>
    <style:style style:name="P17" style:family="paragraph" style:parent-style-name="Table_20_Contents" style:list-style-name="L4">
      <style:text-properties fo:font-weight="normal" officeooo:rsid="0007808a" officeooo:paragraph-rsid="00072eb1" style:font-weight-asian="normal" style:font-weight-complex="normal"/>
    </style:style>
    <style:style style:name="P18" style:family="paragraph" style:parent-style-name="Table_20_Contents" style:list-style-name="L4">
      <style:text-properties fo:font-weight="normal" officeooo:rsid="0007808a" officeooo:paragraph-rsid="000dbd27" style:font-weight-asian="normal" style:font-weight-complex="normal"/>
    </style:style>
    <style:style style:name="P19" style:family="paragraph" style:parent-style-name="Table_20_Contents">
      <style:text-properties fo:font-weight="normal" officeooo:rsid="0007808a" officeooo:paragraph-rsid="000dbd27" style:font-weight-asian="normal" style:font-weight-complex="normal"/>
    </style:style>
    <style:style style:name="P20" style:family="paragraph" style:parent-style-name="Table_20_Contents" style:list-style-name="L4">
      <style:text-properties fo:font-weight="normal" officeooo:rsid="0008e65f" officeooo:paragraph-rsid="0008e65f" style:font-weight-asian="normal" style:font-weight-complex="normal"/>
    </style:style>
    <style:style style:name="P21" style:family="paragraph" style:parent-style-name="Table_20_Contents" style:list-style-name="L4">
      <style:text-properties fo:font-weight="normal" officeooo:rsid="0008e65f" officeooo:paragraph-rsid="000dbd27" style:font-weight-asian="normal" style:font-weight-complex="normal"/>
    </style:style>
    <style:style style:name="P22" style:family="paragraph" style:parent-style-name="Table_20_Contents" style:list-style-name="L4">
      <style:text-properties fo:font-weight="normal" officeooo:rsid="000dbd27" officeooo:paragraph-rsid="000dbd27" style:font-weight-asian="normal" style:font-weight-complex="normal"/>
    </style:style>
    <style:style style:name="P23" style:family="paragraph" style:parent-style-name="Table_20_Contents">
      <style:text-properties fo:font-weight="normal" officeooo:rsid="000dbd27" officeooo:paragraph-rsid="000dbd27" style:font-weight-asian="normal" style:font-weight-complex="normal"/>
    </style:style>
    <style:style style:name="P24" style:family="paragraph" style:parent-style-name="Table_20_Contents" style:list-style-name="L5">
      <style:text-properties fo:font-weight="normal" officeooo:rsid="000dbd27" officeooo:paragraph-rsid="000dbd27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officeooo:paragraph-rsid="0007808a"/>
    </style:style>
    <style:style style:name="T1" style:family="text">
      <style:text-properties officeooo:rsid="0007808a"/>
    </style:style>
    <style:style style:name="T2" style:family="text">
      <style:text-properties officeooo:rsid="0007aa25"/>
    </style:style>
    <style:style style:name="T3" style:family="text">
      <style:text-properties officeooo:rsid="0008e65f"/>
    </style:style>
    <style:style style:name="T4" style:family="text">
      <style:text-properties officeooo:rsid="000a965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808a" style:font-weight-asian="bold" style:font-weight-complex="bold"/>
    </style:style>
    <style:style style:name="T7" style:family="text">
      <style:text-properties fo:font-weight="bold" officeooo:rsid="0005eca1" style:font-weight-asian="bold" style:font-weight-complex="bold"/>
    </style:style>
    <style:style style:name="T8" style:family="text">
      <style:text-properties fo:font-weight="bold" officeooo:rsid="000fb0c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075in" fo:text-indent="-0.25in" fo:margin-left="0.00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  <text:p text:style-name="P2">Name</text:p>
          </table:table-cell>
          <table:table-cell table:style-name="Table1.A1" office:value-type="string">
            <text:p text:style-name="P3"><text:span text:style-name="T4">21</text:span>-08-2015 </text:p>
            <text:p text:style-name="P4"><text:s text:c="2"/></text:p>
            <text:p text:style-name="P4">Yesterday <text:span text:style-name="T1">Timing ( 9:30 – 7:30)</text:span></text:p>
          </table:table-cell>
          <table:table-cell table:style-name="Table1.C1" office:value-type="string">
            <text:p text:style-name="P25"><text:span text:style-name="T6">2</text:span><text:span text:style-name="T8">4</text:span><text:span text:style-name="T7">-08-2015 <text:s text:c="5"/></text:span></text:p>
            <text:p text:style-name="P4"/>
            <text:p text:style-name="P4">Today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>Amina Nisar</text:p>
          </table:table-cell>
          <table:table-cell table:style-name="Table1.A2" office:value-type="string">
            <text:p text:style-name="P10"/>
            <text:p text:style-name="P10"/>
            <text:p text:style-name="P10">Course Outline: </text:p>
            <text:p text:style-name="P19"/>
            <text:list xml:id="list6380933119538508673" text:style-name="L4">
              <text:list-item>
                <text:p text:style-name="P18">Understand composer</text:p>
              </text:list-item>
              <text:list-item>
                <text:p text:style-name="P22">install composer(global)</text:p>
              </text:list-item>
              <text:list-item>
                <text:p text:style-name="P18">install laravel.</text:p>
              </text:list-item>
              <text:list-item>
                <text:p text:style-name="P18"><text:span text:style-name="T3">U</text:span>nderstand laravel.</text:p>
              </text:list-item>
              <text:list-item>
                <text:p text:style-name="P21">PHP namespace</text:p>
              </text:list-item>
              <text:list-item>
                <text:p text:style-name="P21">MVC</text:p>
              </text:list-item>
              <text:list-item>
                <text:p text:style-name="P21">Structure of Laravel Application.</text:p>
              </text:list-item>
            </text:list>
            <text:list xml:id="list1346318013271450761" text:style-name="L1">
              <text:list-header>
                <text:p text:style-name="P14"/>
              </text:list-header>
            </text:list>
            <text:list xml:id="list5131198169917277913" text:style-name="L2">
              <text:list-header>
                <text:p text:style-name="P8">Code Acadmey:</text:p>
              </text:list-header>
            </text:list>
            <text:p text:style-name="P5"/>
            <text:list xml:id="list2499784969222706236" text:style-name="L3">
              <text:list-item>
                <text:p text:style-name="P15">javascipt (continue..)</text:p>
                <text:p text:style-name="P15"/>
              </text:list-item>
            </text:list>
            <text:p text:style-name="P11"/>
          </table:table-cell>
          <table:table-cell table:style-name="Table1.C2" office:value-type="string">
            <text:p text:style-name="Table_20_Contents"/>
            <text:p text:style-name="P9"/>
            <text:p text:style-name="P6"/>
            <text:p text:style-name="P23"><text:span text:style-name="T5">Application Structure</text:span> : </text:p>
            <text:list xml:id="list1857350205142508432" text:style-name="L5">
              <text:list-header>
                <text:p text:style-name="P24"/>
              </text:list-header>
              <text:list-item>
                <text:p text:style-name="P24"><text:s/>Learn the directory structure of Laravel application</text:p>
                <text:p text:style-name="P24"/>
              </text:list-item>
              <text:list-item>
                <text:p text:style-name="P24"><text:s/>Learn the flow of MVC in laravel</text:p>
                <text:p text:style-name="P24"></text:p>
              </text:list-item>
              <text:list-item>
                <text:p text:style-name="P24"><text:s/>Learn the where are the Core/framework files placed.</text:p>
                <text:p text:style-name="P24"/>
              </text:list-item>
              <text:list-item>
                <text:p text:style-name="P24"><text:s/>Install Laravel in Vagrant</text:p>
              </text:list-item>
            </text:list>
            <text:p text:style-name="P23"/>
            <text:p text:style-name="P23"/>
            <text:p text:style-name="P12"><text:s/>Configuration for the Databa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6:03:18.177926418</meta:creation-date>
    <dc:date>2015-08-24T17:28:26.999279345</dc:date>
    <meta:editing-duration>PT18M16S</meta:editing-duration>
    <meta:editing-cycles>10</meta:editing-cycles>
    <meta:generator>LibreOffice/4.2.8.2$Linux_X86_64 LibreOffice_project/420m0$Build-2</meta:generator>
    <meta:document-statistic meta:table-count="1" meta:image-count="0" meta:object-count="0" meta:page-count="1" meta:paragraph-count="29" meta:word-count="83" meta:character-count="501" meta:non-whitespace-character-count="437"/>
  </office:meta>
</office:document-meta>
</file>